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4f9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a. Creativa es el Alter Ego de Chari Cámara, artista con la que trabaja en colectivo en su proyecto Micro Revoluciones Sanadoras. La doctora es un personaje espontaneo y feliz. Le encantan las piruletas y las cosas microscópicas. </text:p>
      <text:p text:style-name="P1"/>
      <text:p text:style-name="P1">Licenciada en la universidad del Rizoma, es experta en generar micro-mecanismos cultivadores de creatividad. Su verdadero nombre es un misterio, todos la llaman por su nombre artístico: Dra. Creativa.</text:p>
      <text:p text:style-name="P1"><text:line-break/>Su bata es algo más que un identificativo del gremio. Tiene poderes mágicos y rincones secretos. Cada uno de los botones tiene nombre y apellidos. Ser creativa se corresponde con su naturaleza, pero de vez en cuando se le pone el ojo vago y otras muchas veces se supera y se siente super heroína.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12:11:07.849180754</meta:creation-date>
    <dc:date>2015-01-07T19:11:37.800341931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3" meta:word-count="121" meta:character-count="731" meta:non-whitespace-character-count="609"/>
  </office:meta>
</office:document-meta>
</file>